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6.2988in" svg:height="3.5429in" svg:x="6.5201in" svg:y="2.0161in">
            <draw:object draw:notify-on-update-of-ranges="results.B1:results.B1 results.B2:results.B11 results.C1:results.C1 results.C2:result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1465in" svg:y="2.1205in">
            <draw:object draw:notify-on-update-of-ranges="results.E1:results.E1 results.E2:results.E11 results.F1:results.F1 results.F2:results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MCTS</text:p>
          </table:table-cell>
          <table:table-cell office:value-type="string" calcext:value-type="string">
            <text:p>MCTS-Multi</text:p>
          </table:table-cell>
          <table:table-cell/>
          <table:table-cell office:value-type="string" calcext:value-type="string">
            <text:p>MCTS</text:p>
          </table:table-cell>
          <table:table-cell office:value-type="string" calcext:value-type="string">
            <text:p>MCTS-Mult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B2]+15" office:value-type="float" office:value="77" calcext:value-type="float">
            <text:p>77</text:p>
          </table:table-cell>
          <table:table-cell/>
          <table:table-cell office:value-type="float" office:value="647" calcext:value-type="float">
            <text:p>647</text:p>
          </table:table-cell>
          <table:table-cell table:formula="of:=[.E2]-120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B3]+15" office:value-type="float" office:value="41" calcext:value-type="float">
            <text:p>41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E3]-120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4]+15" office:value-type="float" office:value="43" calcext:value-type="float">
            <text:p>4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B5]+15" office:value-type="float" office:value="51" calcext:value-type="float">
            <text:p>51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[.E5]-120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B6]+15" office:value-type="float" office:value="75" calcext:value-type="float">
            <text:p>75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[.E6]-120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7]+15" office:value-type="float" office:value="43" calcext:value-type="float">
            <text:p>4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8]+15" office:value-type="float" office:value="43" calcext:value-type="float">
            <text:p>4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9]+15" office:value-type="float" office:value="43" calcext:value-type="float">
            <text:p>4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0]+15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B11]+15" office:value-type="float" office:value="47" calcext:value-type="float">
            <text:p>47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[.E11]-120"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1T12:29:04.570379310</dc:date>
    <dc:creator>Luuk Nolden</dc:creator>
    <meta:editing-duration>PT1M37S</meta:editing-duration>
    <meta:editing-cycles>1</meta:editing-cycles>
    <meta:document-statistic meta:table-count="1" meta:cell-count="54" meta:object-count="2"/>
    <meta:generator>LibreOffice/7.0.3.1$Linux_X86_64 LibreOffice_project/00$Build-1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Score difference MCTS</text:p>
        </chart:title>
        <chart:legend chart:legend-position="end" svg:x="13.419cm" svg:y="3.952cm" style:legend-expansion="high" chart:style-name="ch3"/>
        <chart:plot-area chart:style-name="ch4" table:cell-range-address="results.B1:results.C11" chart:data-source-has-labels="row" svg:x="1.331cm" svg:y="1.275cm" svg:width="11.768cm" svg:height="6.564cm">
          <chart:coordinate-region svg:x="1.952cm" svg:y="1.474cm" svg:width="11.147cm" svg:height="5.718cm"/>
          <chart:axis chart:dimension="x" chart:name="primary-x" chart:style-name="ch5">
            <chart:title svg:x="6.046cm" svg:y="8.019cm" chart:style-name="ch6">
              <text:p>Number of runs</text:p>
            </chart:title>
          </chart:axis>
          <chart:axis chart:dimension="y" chart:name="primary-y" chart:style-name="ch7">
            <chart:title svg:x="0.451cm" svg:y="5.792cm" chart:style-name="ch8">
              <text:p>Time in seconds</text:p>
            </chart:title>
            <chart:grid chart:style-name="ch9" chart:class="major"/>
          </chart:axis>
          <chart:series chart:style-name="ch10" chart:values-cell-range-address="results.B2:results.B11" chart:label-cell-address="results.B1:results.B1" chart:class="chart:bar">
            <chart:data-point chart:repeated="10"/>
          </chart:series>
          <chart:series chart:style-name="ch11" chart:values-cell-range-address="results.C2:results.C11" chart:label-cell-address="results.C1:results.C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TS</text:p>
                <draw:g>
                  <svg:desc>results.B1:results.B1</svg:desc>
                </draw:g>
              </table:table-cell>
              <table:table-cell office:value-type="string">
                <text:p>MCTS-Multi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>62</text:p>
                <draw:g>
                  <svg:desc>results.B2:results.B11</svg:desc>
                </draw:g>
              </table:table-cell>
              <table:table-cell office:value-type="float" office:value="77">
                <text:p>77</text:p>
                <draw:g>
                  <svg:desc>results.C2:results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94cm" svg:y="0.316cm" chart:style-name="ch2">
          <text:p>Time difference MCTS</text:p>
        </chart:title>
        <chart:legend chart:legend-position="end" svg:x="13.419cm" svg:y="3.952cm" style:legend-expansion="high" chart:style-name="ch3"/>
        <chart:plot-area chart:style-name="ch4" table:cell-range-address="results.E1:results.F11" chart:data-source-has-labels="row" svg:x="1.331cm" svg:y="1.275cm" svg:width="11.768cm" svg:height="6.564cm">
          <chart:coordinate-region svg:x="2.138cm" svg:y="1.474cm" svg:width="10.961cm" svg:height="5.718cm"/>
          <chart:axis chart:dimension="x" chart:name="primary-x" chart:style-name="ch5">
            <chart:title svg:x="6.046cm" svg:y="8.019cm" chart:style-name="ch6">
              <text:p>Number of runs</text:p>
            </chart:title>
          </chart:axis>
          <chart:axis chart:dimension="y" chart:name="primary-y" chart:style-name="ch7">
            <chart:title svg:x="0.451cm" svg:y="5.792cm" chart:style-name="ch8">
              <text:p>Time in seconds</text:p>
            </chart:title>
            <chart:grid chart:style-name="ch9" chart:class="major"/>
          </chart:axis>
          <chart:series chart:style-name="ch10" chart:values-cell-range-address="results.E2:results.E11" chart:label-cell-address="results.E1:results.E1" chart:class="chart:bar">
            <chart:data-point chart:repeated="10"/>
          </chart:series>
          <chart:series chart:style-name="ch11" chart:values-cell-range-address="results.F2:results.F11" chart:label-cell-address="results.F1:results.F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CTS</text:p>
                <draw:g>
                  <svg:desc>results.E1:results.E1</svg:desc>
                </draw:g>
              </table:table-cell>
              <table:table-cell office:value-type="string">
                <text:p>MCTS-Multi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7">
                <text:p>647</text:p>
                <draw:g>
                  <svg:desc>results.E2:results.E11</svg:desc>
                </draw:g>
              </table:table-cell>
              <table:table-cell office:value-type="float" office:value="527">
                <text:p>527</text:p>
                <draw:g>
                  <svg:desc>results.F2:results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">
                <text:p>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1">
                <text:p>37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3">
                <text:p>25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">
                <text:p>264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